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356a" officeooo:paragraph-rsid="001a54e0"/>
    </style:style>
    <style:style style:name="P2" style:family="paragraph" style:parent-style-name="Standard">
      <style:text-properties officeooo:rsid="0013356a" officeooo:paragraph-rsid="0013356a"/>
    </style:style>
    <style:style style:name="P3" style:family="paragraph" style:parent-style-name="Standard">
      <style:text-properties officeooo:rsid="0013356a" officeooo:paragraph-rsid="001d5429"/>
    </style:style>
    <style:style style:name="P4" style:family="paragraph" style:parent-style-name="Standard">
      <style:text-properties fo:font-weight="bold" officeooo:rsid="0013356a" officeooo:paragraph-rsid="0013356a" style:font-weight-asian="bold" style:font-weight-complex="bold"/>
    </style:style>
    <style:style style:name="P5" style:family="paragraph" style:parent-style-name="Standard">
      <style:text-properties fo:font-weight="bold" officeooo:rsid="0013356a" officeooo:paragraph-rsid="001d5429" style:font-weight-asian="bold" style:font-weight-complex="bold"/>
    </style:style>
    <style:style style:name="P6" style:family="paragraph" style:parent-style-name="Standard">
      <style:text-properties fo:font-weight="bold" officeooo:rsid="001d5429" officeooo:paragraph-rsid="001d5429" style:font-weight-asian="bold" style:font-weight-complex="bold"/>
    </style:style>
    <style:style style:name="P7" style:family="paragraph" style:parent-style-name="Standard">
      <style:text-properties fo:font-weight="bold" officeooo:rsid="001d5429" officeooo:paragraph-rsid="0013356a" style:font-weight-asian="bold" style:font-weight-complex="bold"/>
    </style:style>
    <style:style style:name="P8" style:family="paragraph" style:parent-style-name="Standard">
      <style:text-properties fo:font-weight="bold" officeooo:rsid="001dfab5" officeooo:paragraph-rsid="001dfab5" style:font-weight-asian="bold" style:font-weight-complex="bold"/>
    </style:style>
    <style:style style:name="P9" style:family="paragraph" style:parent-style-name="Standard">
      <style:text-properties fo:font-weight="bold" officeooo:rsid="001dfab5" officeooo:paragraph-rsid="0035f1a5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1dfab5" officeooo:paragraph-rsid="001dfab5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13356a" officeooo:paragraph-rsid="0013356a" style:font-weight-asian="bold" style:font-weight-complex="bold"/>
    </style:style>
    <style:style style:name="P12" style:family="paragraph" style:parent-style-name="Standard">
      <style:text-properties style:text-underline-style="none" fo:font-weight="normal" officeooo:rsid="0052091f" officeooo:paragraph-rsid="0052091f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52091f" officeooo:paragraph-rsid="005efbc9" style:font-weight-asian="normal" style:font-weight-complex="normal"/>
    </style:style>
    <style:style style:name="P14" style:family="paragraph" style:parent-style-name="Standard">
      <style:paragraph-properties fo:margin-left="0.4925in" fo:margin-right="0in" fo:text-indent="0in" style:auto-text-indent="false"/>
      <style:text-properties officeooo:rsid="0013356a" officeooo:paragraph-rsid="0013356a"/>
    </style:style>
    <style:style style:name="P15" style:family="paragraph" style:parent-style-name="Standard">
      <style:paragraph-properties fo:margin-left="0.4925in" fo:margin-right="0in" fo:text-indent="0in" style:auto-text-indent="false"/>
      <style:text-properties officeooo:rsid="0013356a" officeooo:paragraph-rsid="001d5429"/>
    </style:style>
    <style:style style:name="P16" style:family="paragraph" style:parent-style-name="Standard">
      <style:paragraph-properties fo:margin-left="0.4925in" fo:margin-right="0in" fo:text-indent="0in" style:auto-text-indent="false"/>
      <style:text-properties officeooo:rsid="0013356a" officeooo:paragraph-rsid="00219cf9"/>
    </style:style>
    <style:style style:name="P17" style:family="paragraph" style:parent-style-name="Standard">
      <style:paragraph-properties fo:margin-left="0.4925in" fo:margin-right="0in" fo:text-indent="0in" style:auto-text-indent="false"/>
      <style:text-properties officeooo:rsid="0013356a" officeooo:paragraph-rsid="0035f1a5"/>
    </style:style>
    <style:style style:name="P18" style:family="paragraph" style:parent-style-name="Standard">
      <style:paragraph-properties fo:margin-left="0.4925in" fo:margin-right="0in" fo:text-indent="0in" style:auto-text-indent="false"/>
      <style:text-properties officeooo:rsid="0013356a" officeooo:paragraph-rsid="003a8dc0"/>
    </style:style>
    <style:style style:name="P19" style:family="paragraph" style:parent-style-name="Standard">
      <style:paragraph-properties fo:margin-left="0.4925in" fo:margin-right="0in" fo:text-indent="0in" style:auto-text-indent="false"/>
      <style:text-properties officeooo:rsid="0013356a" officeooo:paragraph-rsid="0043f73c"/>
    </style:style>
    <style:style style:name="P20" style:family="paragraph" style:parent-style-name="Standard">
      <style:paragraph-properties fo:margin-left="0.4925in" fo:margin-right="0in" fo:text-indent="0in" style:auto-text-indent="false"/>
      <style:text-properties officeooo:rsid="0013356a" officeooo:paragraph-rsid="00322ef8"/>
    </style:style>
    <style:style style:name="P21" style:family="paragraph" style:parent-style-name="Standard">
      <style:paragraph-properties fo:margin-left="0.4925in" fo:margin-right="0in" fo:text-indent="0in" style:auto-text-indent="false"/>
      <style:text-properties officeooo:rsid="0013356a" officeooo:paragraph-rsid="00473ed6"/>
    </style:style>
    <style:style style:name="P22" style:family="paragraph" style:parent-style-name="Standard">
      <style:paragraph-properties fo:margin-left="0.4925in" fo:margin-right="0in" fo:text-indent="0in" style:auto-text-indent="false"/>
      <style:text-properties officeooo:rsid="0013356a" officeooo:paragraph-rsid="00484540"/>
    </style:style>
    <style:style style:name="P23" style:family="paragraph" style:parent-style-name="Standard">
      <style:paragraph-properties fo:margin-left="0.4925in" fo:margin-right="0in" fo:text-indent="0in" style:auto-text-indent="false"/>
      <style:text-properties officeooo:rsid="0013356a" officeooo:paragraph-rsid="004dfb92"/>
    </style:style>
    <style:style style:name="P24" style:family="paragraph" style:parent-style-name="Standard">
      <style:paragraph-properties fo:margin-left="0.4925in" fo:margin-right="0in" fo:text-indent="0in" style:auto-text-indent="false"/>
      <style:text-properties officeooo:rsid="0013356a" officeooo:paragraph-rsid="00558c52"/>
    </style:style>
    <style:style style:name="P25" style:family="paragraph" style:parent-style-name="Standard">
      <style:paragraph-properties fo:margin-left="0.4925in" fo:margin-right="0in" fo:text-indent="0in" style:auto-text-indent="false"/>
      <style:text-properties officeooo:rsid="0013356a" officeooo:paragraph-rsid="0047f36c"/>
    </style:style>
    <style:style style:name="P26" style:family="paragraph" style:parent-style-name="Standard">
      <style:paragraph-properties fo:margin-left="0.4925in" fo:margin-right="0in" fo:text-indent="0in" style:auto-text-indent="false"/>
      <style:text-properties officeooo:rsid="0013356a" officeooo:paragraph-rsid="004c23cd"/>
    </style:style>
    <style:style style:name="P27" style:family="paragraph" style:parent-style-name="Standard">
      <style:paragraph-properties fo:margin-left="0.4925in" fo:margin-right="0in" fo:text-indent="0in" style:auto-text-indent="false"/>
      <style:text-properties fo:font-weight="bold" officeooo:rsid="0013356a" officeooo:paragraph-rsid="0013356a" style:font-weight-asian="bold" style:font-weight-complex="bold"/>
    </style:style>
    <style:style style:name="P28" style:family="paragraph" style:parent-style-name="Standard">
      <style:paragraph-properties fo:margin-left="0.4925in" fo:margin-right="0in" fo:text-indent="0in" style:auto-text-indent="false"/>
      <style:text-properties fo:font-weight="bold" officeooo:rsid="0027f701" officeooo:paragraph-rsid="0027f701" style:font-weight-asian="bold" style:font-weight-complex="bold"/>
    </style:style>
    <style:style style:name="P29" style:family="paragraph" style:parent-style-name="Standard">
      <style:paragraph-properties fo:margin-left="0.4925in" fo:margin-right="0in" fo:text-indent="0in" style:auto-text-indent="false"/>
      <style:text-properties fo:font-weight="bold" officeooo:rsid="0027f701" officeooo:paragraph-rsid="0035f1a5" style:font-weight-asian="bold" style:font-weight-complex="bold"/>
    </style:style>
    <style:style style:name="P30" style:family="paragraph" style:parent-style-name="Standard">
      <style:paragraph-properties fo:margin-left="0.4925in" fo:margin-right="0in" fo:text-indent="0in" style:auto-text-indent="false"/>
      <style:text-properties fo:font-weight="bold" officeooo:rsid="0030a0c9" officeooo:paragraph-rsid="0030a0c9" style:font-weight-asian="bold" style:font-weight-complex="bold"/>
    </style:style>
    <style:style style:name="P31" style:family="paragraph" style:parent-style-name="Standard">
      <style:paragraph-properties fo:margin-left="0.4925in" fo:margin-right="0in" fo:text-indent="0in" style:auto-text-indent="false"/>
      <style:text-properties fo:font-weight="bold" officeooo:rsid="0035f1a5" officeooo:paragraph-rsid="0035f1a5" style:font-weight-asian="bold" style:font-weight-complex="bold"/>
    </style:style>
    <style:style style:name="P32" style:family="paragraph" style:parent-style-name="Standard">
      <style:paragraph-properties fo:margin-left="0.4925in" fo:margin-right="0in" fo:text-indent="0in" style:auto-text-indent="false"/>
      <style:text-properties fo:font-weight="bold" officeooo:rsid="00473ed6" officeooo:paragraph-rsid="00473ed6" style:font-weight-asian="bold" style:font-weight-complex="bold"/>
    </style:style>
    <style:style style:name="P33" style:family="paragraph" style:parent-style-name="Standard">
      <style:paragraph-properties fo:margin-left="0.4925in" fo:margin-right="0in" fo:text-indent="0in" style:auto-text-indent="false"/>
      <style:text-properties fo:font-weight="bold" officeooo:rsid="00473ed6" officeooo:paragraph-rsid="004c23cd" style:font-weight-asian="bold" style:font-weight-complex="bold"/>
    </style:style>
    <style:style style:name="P34" style:family="paragraph" style:parent-style-name="Standard">
      <style:paragraph-properties fo:margin-left="0.4925in" fo:margin-right="0in" fo:text-indent="0in" style:auto-text-indent="false"/>
      <style:text-properties fo:font-weight="bold" officeooo:rsid="00473ed6" officeooo:paragraph-rsid="0052091f" style:font-weight-asian="bold" style:font-weight-complex="bold"/>
    </style:style>
    <style:style style:name="P35" style:family="paragraph" style:parent-style-name="Standard">
      <style:paragraph-properties fo:margin-left="0.4925in" fo:margin-right="0in" fo:text-indent="0in" style:auto-text-indent="false"/>
      <style:text-properties fo:font-weight="bold" officeooo:rsid="00473ed6" officeooo:paragraph-rsid="0059a7ee" style:font-weight-asian="bold" style:font-weight-complex="bold"/>
    </style:style>
    <style:style style:name="P36" style:family="paragraph" style:parent-style-name="Standard">
      <style:paragraph-properties fo:margin-left="0.4925in" fo:margin-right="0in" fo:text-indent="0in" style:auto-text-indent="false"/>
      <style:text-properties officeooo:paragraph-rsid="001881e7"/>
    </style:style>
    <style:style style:name="P37" style:family="paragraph" style:parent-style-name="Standard">
      <style:paragraph-properties fo:margin-left="0.4925in" fo:margin-right="0in" fo:text-indent="0in" style:auto-text-indent="false"/>
      <style:text-properties fo:font-weight="normal" officeooo:rsid="0013356a" officeooo:paragraph-rsid="001dfab5" style:font-weight-asian="normal" style:font-weight-complex="normal"/>
    </style:style>
    <style:style style:name="P38" style:family="paragraph" style:parent-style-name="Standard">
      <style:paragraph-properties fo:margin-left="0.4925in" fo:margin-right="0in" fo:text-indent="0in" style:auto-text-indent="false"/>
      <style:text-properties fo:font-weight="normal" officeooo:rsid="0013356a" officeooo:paragraph-rsid="001f3ecb" style:font-weight-asian="normal" style:font-weight-complex="normal"/>
    </style:style>
    <style:style style:name="P39" style:family="paragraph" style:parent-style-name="Standard">
      <style:paragraph-properties fo:margin-left="0.4925in" fo:margin-right="0in" fo:text-indent="0in" style:auto-text-indent="false"/>
      <style:text-properties fo:font-weight="normal" officeooo:paragraph-rsid="00489312" style:font-weight-asian="normal" style:font-weight-complex="normal"/>
    </style:style>
    <style:style style:name="P40" style:family="paragraph" style:parent-style-name="Standard">
      <style:paragraph-properties fo:margin-left="0.4925in" fo:margin-right="0in" fo:text-indent="0in" style:auto-text-indent="false"/>
      <style:text-properties fo:font-weight="normal" officeooo:paragraph-rsid="0060868a" style:font-weight-asian="normal" style:font-weight-complex="normal"/>
    </style:style>
    <style:style style:name="P41" style:family="paragraph" style:parent-style-name="Standard">
      <style:paragraph-properties fo:margin-left="0.4925in" fo:margin-right="0in" fo:text-indent="0in" style:auto-text-indent="false"/>
      <style:text-properties officeooo:paragraph-rsid="001dfab5"/>
    </style:style>
    <style:style style:name="P42" style:family="paragraph" style:parent-style-name="Standard">
      <style:paragraph-properties fo:margin-left="0.4925in" fo:margin-right="0in" fo:text-indent="0in" style:auto-text-indent="false"/>
      <style:text-properties style:text-underline-style="none" fo:font-weight="normal" officeooo:rsid="0030a0c9" officeooo:paragraph-rsid="003a8dc0" style:font-weight-asian="normal" style:font-weight-complex="normal"/>
    </style:style>
    <style:style style:name="P43" style:family="paragraph" style:parent-style-name="Standard">
      <style:paragraph-properties fo:margin-left="0.4925in" fo:margin-right="0in" fo:text-indent="0in" style:auto-text-indent="false"/>
      <style:text-properties style:text-underline-style="none" fo:font-weight="normal" officeooo:rsid="0030a0c9" officeooo:paragraph-rsid="00489312" style:font-weight-asian="normal" style:font-weight-complex="normal"/>
    </style:style>
    <style:style style:name="P44" style:family="paragraph" style:parent-style-name="Standard">
      <style:paragraph-properties fo:margin-left="0.4925in" fo:margin-right="0in" fo:text-indent="0in" style:auto-text-indent="false"/>
      <style:text-properties style:text-underline-style="none" fo:font-weight="normal" officeooo:rsid="0013356a" officeooo:paragraph-rsid="00436666" style:font-weight-asian="normal" style:font-weight-complex="normal"/>
    </style:style>
    <style:style style:name="P45" style:family="paragraph" style:parent-style-name="Standard">
      <style:paragraph-properties fo:margin-left="0.4925in" fo:margin-right="0in" fo:text-indent="0in" style:auto-text-indent="false"/>
      <style:text-properties style:text-underline-style="none" fo:font-weight="normal" officeooo:rsid="0013356a" officeooo:paragraph-rsid="00484540" style:font-weight-asian="normal" style:font-weight-complex="normal"/>
    </style:style>
    <style:style style:name="P46" style:family="paragraph" style:parent-style-name="Standard">
      <style:paragraph-properties fo:margin-left="0.4925in" fo:margin-right="0in" fo:text-indent="0in" style:auto-text-indent="false"/>
      <style:text-properties style:text-underline-style="none" fo:font-weight="normal" officeooo:rsid="0013356a" officeooo:paragraph-rsid="0059a7ee" style:font-weight-asian="normal" style:font-weight-complex="normal"/>
    </style:style>
    <style:style style:name="P47" style:family="paragraph" style:parent-style-name="Standard">
      <style:paragraph-properties fo:margin-left="0.4925in" fo:margin-right="0in" fo:text-indent="0in" style:auto-text-indent="false"/>
      <style:text-properties style:text-underline-style="none" fo:font-weight="bold" officeooo:rsid="0030a0c9" officeooo:paragraph-rsid="003b4bb2" style:font-weight-asian="bold" style:font-weight-complex="bold"/>
    </style:style>
    <style:style style:name="P48" style:family="paragraph" style:parent-style-name="Standard">
      <style:paragraph-properties fo:margin-left="0.4925in" fo:margin-right="0in" fo:text-indent="0in" style:auto-text-indent="false"/>
      <style:text-properties officeooo:paragraph-rsid="0035f1a5"/>
    </style:style>
    <style:style style:name="P49" style:family="paragraph" style:parent-style-name="Standard">
      <style:paragraph-properties fo:margin-left="0.4925in" fo:margin-right="0in" fo:text-indent="0in" style:auto-text-indent="false"/>
      <style:text-properties officeooo:rsid="0035f1a5" officeooo:paragraph-rsid="00489312"/>
    </style:style>
    <style:style style:name="P50" style:family="paragraph" style:parent-style-name="Standard">
      <style:paragraph-properties fo:margin-left="0in" fo:margin-right="0in" fo:text-indent="0in" style:auto-text-indent="false"/>
      <style:text-properties fo:font-weight="bold" officeooo:paragraph-rsid="003a8dc0" style:font-weight-asian="bold" style:font-weight-complex="bold"/>
    </style:style>
    <style:style style:name="P51" style:family="paragraph" style:parent-style-name="Standard">
      <style:paragraph-properties fo:margin-left="0in" fo:margin-right="0in" fo:text-indent="0in" style:auto-text-indent="false"/>
      <style:text-properties fo:font-weight="bold" officeooo:rsid="0035f1a5" officeooo:paragraph-rsid="0035f1a5" style:font-weight-asian="bold" style:font-weight-complex="bold"/>
    </style:style>
    <style:style style:name="P52" style:family="paragraph" style:parent-style-name="Standard">
      <style:paragraph-properties fo:margin-left="0in" fo:margin-right="0in" fo:text-indent="0in" style:auto-text-indent="false"/>
      <style:text-properties style:text-underline-style="none" fo:font-weight="bold" officeooo:rsid="0030a0c9" officeooo:paragraph-rsid="0030a0c9" style:font-weight-asian="bold" style:font-weight-complex="bold"/>
    </style:style>
    <style:style style:name="P53" style:family="paragraph" style:parent-style-name="Standard">
      <style:paragraph-properties fo:margin-left="0in" fo:margin-right="0in" fo:text-indent="0in" style:auto-text-indent="false"/>
      <style:text-properties style:text-underline-style="none" fo:font-weight="bold" officeooo:rsid="0030a0c9" officeooo:paragraph-rsid="003a8dc0" style:font-weight-asian="bold" style:font-weight-complex="bold"/>
    </style:style>
    <style:style style:name="P54" style:family="paragraph" style:parent-style-name="Standard">
      <style:paragraph-properties fo:margin-left="0in" fo:margin-right="0in" fo:text-indent="0in" style:auto-text-indent="false"/>
      <style:text-properties style:text-underline-style="none" fo:font-weight="normal" officeooo:rsid="0052091f" officeooo:paragraph-rsid="00539e6d" style:font-weight-asian="normal" style:font-weight-complex="normal"/>
    </style:style>
    <style:style style:name="P55" style:family="paragraph" style:parent-style-name="Standard">
      <style:paragraph-properties fo:margin-left="0in" fo:margin-right="0in" fo:text-indent="0in" style:auto-text-indent="false"/>
      <style:text-properties style:text-underline-style="none" fo:font-weight="normal" officeooo:rsid="0013356a" officeooo:paragraph-rsid="00236234" style:font-weight-asian="normal" style:font-weight-complex="normal"/>
    </style:style>
    <style:style style:name="P56" style:family="paragraph" style:parent-style-name="Standard">
      <style:paragraph-properties fo:margin-left="0in" fo:margin-right="0in" fo:text-indent="0in" style:auto-text-indent="false"/>
      <style:text-properties officeooo:rsid="0013356a" officeooo:paragraph-rsid="00236234"/>
    </style:style>
    <style:style style:name="P57" style:family="paragraph" style:parent-style-name="Standard">
      <style:paragraph-properties fo:margin-left="0in" fo:margin-right="0in" fo:text-indent="0in" style:auto-text-indent="false"/>
      <style:text-properties officeooo:rsid="0035f1a5" officeooo:paragraph-rsid="0035f1a5"/>
    </style:style>
    <style:style style:name="P58" style:family="paragraph" style:parent-style-name="Standard">
      <style:paragraph-properties fo:margin-left="0in" fo:margin-right="0in" fo:line-height="100%" fo:text-indent="0in" style:auto-text-indent="false"/>
      <style:text-properties style:text-underline-style="solid" style:text-underline-width="auto" style:text-underline-color="font-color" fo:font-weight="bold" officeooo:rsid="0030a0c9" officeooo:paragraph-rsid="0030a0c9" style:font-weight-asian="bold" style:font-weight-complex="bold"/>
    </style:style>
    <style:style style:name="P59" style:family="paragraph" style:parent-style-name="Standard">
      <style:paragraph-properties fo:margin-left="0in" fo:margin-right="0in" fo:line-height="100%" fo:text-indent="0in" style:auto-text-indent="false"/>
      <style:text-properties style:text-underline-style="none" fo:font-weight="bold" officeooo:rsid="0030a0c9" officeooo:paragraph-rsid="0030a0c9" style:font-weight-asian="bold" style:font-weight-complex="bold"/>
    </style:style>
    <style:style style:name="P60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  <style:text-properties style:text-underline-style="none" fo:font-weight="normal" officeooo:rsid="006277b9" officeooo:paragraph-rsid="006277b9" style:font-weight-asian="normal" style:font-weight-complex="normal"/>
    </style:style>
    <style:style style:name="P61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  <style:text-properties style:text-underline-style="none" fo:font-weight="normal" officeooo:rsid="0064ea30" officeooo:paragraph-rsid="0064ea30" style:font-weight-asian="normal" style:font-weight-complex="normal"/>
    </style:style>
    <style:style style:name="P62" style:family="paragraph" style:parent-style-name="Standard">
      <style:paragraph-properties fo:margin-left="0.4925in" fo:margin-right="0in" fo:text-indent="0in" style:auto-text-indent="false"/>
      <style:text-properties officeooo:rsid="0013356a" officeooo:paragraph-rsid="0035f1a5"/>
    </style:style>
    <style:style style:name="P63" style:family="paragraph" style:parent-style-name="Standard">
      <style:paragraph-properties fo:margin-left="0.4925in" fo:margin-right="0in" fo:text-indent="0in" style:auto-text-indent="false"/>
      <style:text-properties officeooo:rsid="0013356a" officeooo:paragraph-rsid="00643172"/>
    </style:style>
    <style:style style:name="P64" style:family="paragraph" style:parent-style-name="Standard">
      <style:paragraph-properties fo:margin-left="0.4925in" fo:margin-right="0in" fo:text-indent="0in" style:auto-text-indent="false"/>
      <style:text-properties officeooo:rsid="0035f1a5" officeooo:paragraph-rsid="0035f1a5"/>
    </style:style>
    <style:style style:name="P65" style:family="paragraph" style:parent-style-name="Standard">
      <style:paragraph-properties fo:margin-left="0.4925in" fo:margin-right="0in" fo:margin-top="0in" fo:margin-bottom="0in" loext:contextual-spacing="false" fo:line-height="100%" fo:text-indent="0in" style:auto-text-indent="false"/>
      <style:text-properties style:text-underline-style="none" fo:font-weight="normal" officeooo:rsid="0013356a" officeooo:paragraph-rsid="0064ea30" style:font-weight-asian="normal" style:font-weight-complex="normal"/>
    </style:style>
    <style:style style:name="P66" style:family="paragraph" style:parent-style-name="Standard">
      <style:paragraph-properties fo:margin-left="0in" fo:margin-right="0in" fo:text-indent="0in" style:auto-text-indent="false"/>
      <style:text-properties officeooo:rsid="0013356a" officeooo:paragraph-rsid="0035f1a5"/>
    </style:style>
    <style:style style:name="T1" style:family="text">
      <style:text-properties officeooo:rsid="0013356a"/>
    </style:style>
    <style:style style:name="T2" style:family="text">
      <style:text-properties officeooo:rsid="0015aff9"/>
    </style:style>
    <style:style style:name="T3" style:family="text">
      <style:text-properties officeooo:rsid="001d542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dfab5"/>
    </style:style>
    <style:style style:name="T6" style:family="text">
      <style:text-properties officeooo:rsid="001f3ecb"/>
    </style:style>
    <style:style style:name="T7" style:family="text">
      <style:text-properties officeooo:rsid="0026008e"/>
    </style:style>
    <style:style style:name="T8" style:family="text">
      <style:text-properties officeooo:rsid="0027f701"/>
    </style:style>
    <style:style style:name="T9" style:family="text">
      <style:text-properties officeooo:rsid="00294acb"/>
    </style:style>
    <style:style style:name="T10" style:family="text">
      <style:text-properties style:text-underline-style="none" officeooo:rsid="0030a0c9"/>
    </style:style>
    <style:style style:name="T11" style:family="text">
      <style:text-properties style:text-underline-style="none" officeooo:rsid="003b4bb2"/>
    </style:style>
    <style:style style:name="T12" style:family="text">
      <style:text-properties style:text-underline-style="none" officeooo:rsid="0013356a"/>
    </style:style>
    <style:style style:name="T13" style:family="text">
      <style:text-properties style:text-underline-style="none" officeooo:rsid="0032c9ce"/>
    </style:style>
    <style:style style:name="T14" style:family="text">
      <style:text-properties style:text-underline-style="none" fo:font-weight="normal" officeooo:rsid="0045813b" style:font-weight-asian="normal" style:font-weight-complex="normal"/>
    </style:style>
    <style:style style:name="T15" style:family="text">
      <style:text-properties style:text-underline-style="none" officeooo:rsid="00484540"/>
    </style:style>
    <style:style style:name="T16" style:family="text">
      <style:text-properties style:text-underline-style="none" officeooo:rsid="0052091f"/>
    </style:style>
    <style:style style:name="T17" style:family="text">
      <style:text-properties style:text-underline-style="none" officeooo:rsid="0060868a"/>
    </style:style>
    <style:style style:name="T18" style:family="text">
      <style:text-properties officeooo:rsid="00322ef8"/>
    </style:style>
    <style:style style:name="T19" style:family="text">
      <style:text-properties officeooo:rsid="0032c9ce"/>
    </style:style>
    <style:style style:name="T20" style:family="text">
      <style:text-properties officeooo:rsid="00363123"/>
    </style:style>
    <style:style style:name="T21" style:family="text">
      <style:text-properties officeooo:rsid="003a8dc0"/>
    </style:style>
    <style:style style:name="T22" style:family="text">
      <style:text-properties officeooo:rsid="003b4bb2"/>
    </style:style>
    <style:style style:name="T23" style:family="text">
      <style:text-properties officeooo:rsid="003c87cc"/>
    </style:style>
    <style:style style:name="T24" style:family="text">
      <style:text-properties officeooo:rsid="003d6ec7"/>
    </style:style>
    <style:style style:name="T25" style:family="text">
      <style:text-properties officeooo:rsid="00414720"/>
    </style:style>
    <style:style style:name="T26" style:family="text">
      <style:text-properties officeooo:rsid="00434994"/>
    </style:style>
    <style:style style:name="T27" style:family="text">
      <style:text-properties officeooo:rsid="00436666"/>
    </style:style>
    <style:style style:name="T28" style:family="text">
      <style:text-properties officeooo:rsid="0043f73c"/>
    </style:style>
    <style:style style:name="T29" style:family="text">
      <style:text-properties officeooo:rsid="0045813b"/>
    </style:style>
    <style:style style:name="T30" style:family="text">
      <style:text-properties officeooo:rsid="00473ed6"/>
    </style:style>
    <style:style style:name="T31" style:family="text">
      <style:text-properties officeooo:rsid="00484540"/>
    </style:style>
    <style:style style:name="T32" style:family="text">
      <style:text-properties officeooo:rsid="004c23cd"/>
    </style:style>
    <style:style style:name="T33" style:family="text">
      <style:text-properties officeooo:rsid="00506549"/>
    </style:style>
    <style:style style:name="T34" style:family="text">
      <style:text-properties officeooo:rsid="0052091f"/>
    </style:style>
    <style:style style:name="T35" style:family="text">
      <style:text-properties officeooo:rsid="00539e6d"/>
    </style:style>
    <style:style style:name="T36" style:family="text">
      <style:text-properties officeooo:rsid="005410fa"/>
    </style:style>
    <style:style style:name="T37" style:family="text">
      <style:text-properties officeooo:rsid="00558c52"/>
    </style:style>
    <style:style style:name="T38" style:family="text">
      <style:text-properties officeooo:rsid="00558fdb"/>
    </style:style>
    <style:style style:name="T39" style:family="text">
      <style:text-properties officeooo:rsid="0059a7ee"/>
    </style:style>
    <style:style style:name="T40" style:family="text">
      <style:text-properties officeooo:rsid="005efbc9"/>
    </style:style>
    <style:style style:name="T41" style:family="text">
      <style:text-properties officeooo:rsid="005efd4b"/>
    </style:style>
    <style:style style:name="T42" style:family="text">
      <style:text-properties officeooo:rsid="00628c1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Submit mode: vanilla (run locally and not parallelized), tmux (run locally, but parallelized using tmux) or qsub (run on cluster using qsub). <text:span text:style-name="T40">For vanilla, sometimes the ' ' characters have to removed (e.g. for the jointly trained Fashion network, the ones for the grid have to be removed)</text:span></text:p>
      <text:p text:style-name="P12"/>
      <text:p text:style-name="P10"/>
      <text:p text:style-name="P10">Train network</text:p>
      <text:p text:style-name="P8">MNIST</text:p>
      <text:p text:style-name="P8"><text:tab/>Separately</text:p>
      <text:p text:style-name="P37">python ./src/execute_settingI.py --file-name './mnist_vae_flex/src/main.py' --submit-mode '<text:span text:style-name="T5">vanilla</text:span>' --grid "'5'" "'10'" "'15'" "'20'" "'40'" "'60'" "'80'" "'100'" "'<text:span text:style-name="T8">125</text:span>'" "'<text:span text:style-name="T8">400</text:span>'" "'<text:span text:style-name="T5">784</text:span>'"</text:p>
      <text:p text:style-name="P28">Jointly</text:p>
      <text:p text:style-name="P38">python ./src/execute_settingI.py --file-name './mnist_vae_flex/src/main.py' --submit-mode '<text:span text:style-name="T6">vanilla</text:span>'</text:p>
      <text:p text:style-name="P8">FASHION</text:p>
      <text:p text:style-name="P9"><text:tab/>Separately</text:p>
      <text:p text:style-name="P37"><text:span text:style-name="T5">p</text:span>ython ./src/execute_settingI.py --file-name './generative_model_collections/main.py' --submit-mode '<text:span text:style-name="T5">vanilla</text:span>' --gan-type VAE --epoch 25 --dataset fashion-mnist --grid "'5'" "'10'" "'15'" "'20'" "'40'" "'60'" "'80'" "'100'" "'<text:span text:style-name="T5">2</text:span>00'" "'<text:span text:style-name="T5">25</text:span>0'" "'<text:span text:style-name="T5">784</text:span>'"</text:p>
      <text:p text:style-name="P29">Jointly</text:p>
      <text:p text:style-name="P37">python ./src/execute_settingI.py --file-name './generative_model_collections/main.py' --submit-mode '<text:span text:style-name="T6">vanilla</text:span>' --gan-type VAE --epoch 25 --dataset fashion-mnist --grid "'5 10 20 40 60 100 <text:span text:style-name="T41">200 250</text:span>'"</text:p>
      <text:p text:style-name="P4"/>
      <text:p text:style-name="P11">Projections</text:p>
      <text:p text:style-name="P7">MNIST</text:p>
      <text:p text:style-name="P2"><text:tab/><text:span text:style-name="T4">Jointly trained</text:span></text:p>
      <text:p text:style-name="P14">python ./src/execute_setting.py --tol 1 --submit-mode vanilla --model-types vae-flex --pretrained-model-dir './mnist_vae_flex/models/' --init-mode "previous-and-random" --grid "'5 10 15 20 40 60 80 100'" --measurement-type project --flex-chosen 5 10 20 40 60 80 100 --num-measurements 784 --<text:span text:style-name="T2">fair-counter 1 --max-update-iter 10000</text:span></text:p>
      <text:p text:style-name="P1"/>
      <text:p text:style-name="P27">Single trained:</text:p>
      <text:p text:style-name="P36">python ./src/execute_setting.py --tol 1 --submit-mode vanilla --model-types vae-flex --pretrained-model-dir './mnist_vae_flex/models/' --init-mode "previous-and-random" --grid "'5'" --measurement-type project --flex-chosen 5 --num-measurements 784<text:span text:style-name="T1"> --fair-counter 2 --max-update-iter 10000</text:span></text:p>
      <text:p text:style-name="P36">python ./src/execute_setting.py --tol 1 --submit-mode vanilla --model-types vae-flex --pretrained-model-dir './mnist_vae_flex/models/' --init-mode "previous-and-random" --grid "'<text:span text:style-name="T1">10</text:span>'" --measurement-type project --flex-chosen <text:span text:style-name="T1">10 </text:span>--num-measurements 784<text:span text:style-name="T1"> --fair-counter 2 --max-update-iter 10000</text:span></text:p>
      <text:p text:style-name="P36">python ./src/execute_setting.py --tol 1 --submit-mode vanilla --model-types vae-flex --pretrained-model-dir './mnist_vae_flex/models/' --init-mode "previous-and-random" --grid "'<text:span text:style-name="T1">20</text:span>'" --measurement-type project --flex-chosen <text:span text:style-name="T1">20 </text:span>--num-measurements 784<text:span text:style-name="T1"> --fair-counter 2 --max-update-iter 10000</text:span></text:p>
      <text:p text:style-name="P36">python ./src/execute_setting.py --tol 1 --submit-mode vanilla --model-types vae-flex --pretrained-model-dir './mnist_vae_flex/models/' --init-mode "previous-and-random" --grid "'<text:span text:style-name="T1">40</text:span>'" --measurement-type project --flex-chosen <text:span text:style-name="T1">40 </text:span>--num-measurements 784<text:span text:style-name="T1"> --fair-counter 2 --max-update-iter 10000</text:span></text:p>
      <text:p text:style-name="P36">python ./src/execute_setting.py --tol 1 --submit-mode vanilla --model-types vae-flex --pretrained-model-dir './mnist_vae_flex/models/' --init-mode "previous-and-random" --grid "'<text:span text:style-name="T1">60</text:span>'" --measurement-type project --flex-chosen <text:span text:style-name="T1">60 </text:span>--num-measurements 784<text:span text:style-name="T1"> --fair-counter 2 --max-update-iter 10000</text:span></text:p>
      <text:p text:style-name="P36"><text:soft-page-break/>python ./src/execute_setting.py --tol 1 --submit-mode vanilla --model-types vae-flex --pretrained-model-dir './mnist_vae_flex/models/' --init-mode "previous-and-random" --grid "'<text:span text:style-name="T1">80</text:span>'" --measurement-type project --flex-chosen <text:span text:style-name="T1">80 </text:span>--num-measurements 784<text:span text:style-name="T1"> --fair-counter 2 --max-update-iter 10000</text:span></text:p>
      <text:p text:style-name="P36">python ./src/execute_setting.py --tol 1 --submit-mode vanilla --model-types vae-flex --pretrained-model-dir './mnist_vae_flex/models/' --init-mode "previous-and-random" --grid "'<text:span text:style-name="T1">100</text:span>'" --measurement-type project --flex-chosen <text:span text:style-name="T1">100 </text:span>--num-measurements 784<text:span text:style-name="T1"> --fair-counter 2 --max-update-iter 10000</text:span></text:p>
      <text:p text:style-name="P41">python ./src/execute_setting.py --tol 1 --submit-mode vanilla --model-types vae-flex --pretrained-model-dir './mnist_vae_flex/models/' --init-mode "previous-and-random" --grid "'<text:span text:style-name="T25">125</text:span>'" --measurement-type project --flex-chosen <text:span text:style-name="T25">125 </text:span>--num-measurements 784<text:span text:style-name="T1"> --fair-counter 2 --max-update-iter 10000</text:span></text:p>
      <text:p text:style-name="P41">python ./src/execute_setting.py --tol 1 --submit-mode vanilla --model-types vae-flex --pretrained-model-dir './mnist_vae_flex/models/' --init-mode "previous-and-random" --grid "'<text:span text:style-name="T26">400</text:span>'" --measurement-type project --flex-chosen <text:span text:style-name="T25">400 </text:span>--num-measurements 784<text:span text:style-name="T1"> --fair-counter 2 --max-update-iter 10000</text:span></text:p>
      <text:p text:style-name="P41">python ./src/execute_setting.py --tol 1 --submit-mode vanilla --model-types vae-flex --pretrained-model-dir './mnist_vae_flex/models/' --init-mode "previous-and-random" --grid "'<text:span text:style-name="T5">784</text:span>'" --measurement-type project --flex-chosen <text:span text:style-name="T5">784 </text:span>--num-measurements 784<text:span text:style-name="T1"> --fair-counter 2 --max-update-iter 10000</text:span></text:p>
      <text:p text:style-name="P41"/>
      <text:p text:style-name="P31">Sparsity-based</text:p>
      <text:p text:style-name="P17">python ./src/sparsity_mnist.py --refresh --data_mode mnist</text:p>
      <text:p text:style-name="P17">python ./src/sparsity_mnist.py --refresh --data_mode mnist --<text:span text:style-name="T42">mode wavelet</text:span></text:p>
      <text:p text:style-name="P17"/>
      <text:p text:style-name="P17"/>
      <text:p text:style-name="P6">FASHION</text:p>
      <text:p text:style-name="P6"><text:tab/>Jointly trained</text:p>
      <text:p text:style-name="P18">python ./src/execute_setting.py --tol 1 --submit-mode vanilla --model-types 'VAE-flex' --pretrained-model-dir './generative_model_collections/checkpoint/' --init-mode "previous-and-random" --grid "'5 10 20 40 60 100 200 250'" --measurement-type project --flex-chosen 5 10 20 40 60 100 <text:span text:style-name="T21">200 250 </text:span>--num-measurements 784 --fair-counter 1 --max-update-iter 10000 --dataset fashion-mnist --input-type full-input</text:p>
      <text:p text:style-name="P3"/>
      <text:p text:style-name="P5"><text:tab/><text:span text:style-name="T3">Single trained</text:span></text:p>
      <text:p text:style-name="P15">python ./src/execute_setting.py --tol 1 --submit-mode vanilla --model-types 'VAE-flex' --pretrained-model-dir './generative_model_collections/checkpoint/' --init-mode "previous-and-random" --grid "'5'" --measurement-type project --flex-chosen 5 --num-measurements 784 --fair-counter 1 --max-update-iter 10<text:span text:style-name="T7">0</text:span>00 <text:s/>--dataset fashion-mnist --<text:span text:style-name="T28">qsub-time 150000</text:span></text:p>
      <text:p text:style-name="P19">python ./src/execute_setting.py --tol 1 --submit-mode vanilla --model-types 'VAE-flex' --pretrained-model-dir './generative_model_collections/checkpoint/' --init-mode "previous-and-random" --grid "'<text:span text:style-name="T3">10</text:span>'" --measurement-type project --flex-chosen <text:span text:style-name="T3">10</text:span> --num-measurements 784 --fair-counter <text:span text:style-name="T3">1</text:span> --max-update-iter 10<text:span text:style-name="T7">0</text:span>00 <text:s/>--dataset fashion-mnist --<text:span text:style-name="T28">qsub-time 150000</text:span></text:p>
      <text:p text:style-name="P19">python ./src/execute_setting.py --tol 1 --submit-mode vanilla --model-types 'VAE-flex' --pretrained-model-dir './generative_model_collections/checkpoint/' --init-mode "previous-and-random" --grid "'<text:span text:style-name="T3">20</text:span>'" --measurement-type project --flex-chosen <text:span text:style-name="T3">20</text:span> --num-measurements 784 --fair-counter <text:span text:style-name="T3">1</text:span> --max-update-iter 10<text:span text:style-name="T7">0</text:span>00 <text:s/>--dataset fashion-mnist --<text:span text:style-name="T28">qsub-time 150000</text:span></text:p>
      <text:p text:style-name="P19">python ./src/execute_setting.py --tol 1 --submit-mode vanilla --model-types 'VAE-flex' --pretrained-model-dir './generative_model_collections/checkpoint/' --init-mode "previous-and-random" --grid "'<text:span text:style-name="T3">40</text:span>'" --measurement-type project --flex-chosen <text:span text:style-name="T3">40</text:span> --num-measurements 784 --fair-counter <text:span text:style-name="T3">1</text:span> --max-update-iter 10<text:span text:style-name="T7">0</text:span>00 <text:s/>--dataset fashion-mnist --<text:span text:style-name="T28">qsub-time 150000</text:span></text:p>
      <text:p text:style-name="P19"><text:soft-page-break/>python ./src/execute_setting.py --tol 1 --submit-mode vanilla --model-types 'VAE-flex' --pretrained-model-dir './generative_model_collections/checkpoint/' --init-mode "previous-and-random" --grid "'<text:span text:style-name="T3">60</text:span>'" --measurement-type project --flex-chosen <text:span text:style-name="T3">60</text:span> --num-measurements 784 --fair-counter <text:span text:style-name="T3">1</text:span> --max-update-iter 10<text:span text:style-name="T7">0</text:span>00 <text:s/>--dataset fashion-mnist --<text:span text:style-name="T28">qsub-time 150000</text:span></text:p>
      <text:p text:style-name="P19">python ./src/execute_setting.py --tol 1 --submit-mode vanilla --model-types 'VAE-flex' --pretrained-model-dir './generative_model_collections/checkpoint/' --init-mode "previous-and-random" --grid "'<text:span text:style-name="T3">100</text:span>'" --measurement-type project --flex-chosen <text:span text:style-name="T3">100</text:span> --num-measurements 784 --fair-counter <text:span text:style-name="T3">1</text:span> --max-update-iter 1<text:span text:style-name="T7">0</text:span>000 <text:s/>--dataset fashion-mnist --<text:span text:style-name="T28">qsub-time 150000</text:span></text:p>
      <text:p text:style-name="P19">python ./src/execute_setting.py --tol 1 --submit-mode vanilla --model-types 'VAE-flex' --pretrained-model-dir './generative_model_collections/checkpoint/' --init-mode "previous-and-random" --grid "'<text:span text:style-name="T5">200</text:span>'" --measurement-type project --flex-chosen <text:span text:style-name="T5">200</text:span> --num-measurements 784 --fair-counter <text:span text:style-name="T3">1</text:span> --max-update-iter 10<text:span text:style-name="T7">0</text:span>00 <text:s/>--dataset fashion-mnist --<text:span text:style-name="T28">qsub-time 150000</text:span></text:p>
      <text:p text:style-name="P19">python ./src/execute_setting.py --tol 1 --submit-mode vanilla --model-types 'VAE-flex' --pretrained-model-dir './generative_model_collections/checkpoint/' --init-mode "previous-and-random" --grid "'<text:span text:style-name="T5">250</text:span>'" --measurement-type project --flex-chosen <text:span text:style-name="T5">250</text:span> --num-measurements 784 --fair-counter <text:span text:style-name="T3">1</text:span> --max-update-iter 100<text:span text:style-name="T7">0</text:span>0 <text:s/>--dataset fashion-mnist --<text:span text:style-name="T28">qsub-time 150000</text:span></text:p>
      <text:p text:style-name="P19">python ./src/execute_setting.py --tol 1 --submit-mode vanilla --model-types 'VAE-flex' --pretrained-model-dir './generative_model_collections/checkpoint/' --init-mode "previous-and-random" --grid "'784'" --measurement-type project --flex-chosen 784 --num-measurements 784 --fair-counter 1 --max-update-iter 10000 <text:s/>--dataset fashion-mnist --<text:span text:style-name="T28">qsub-time 150000</text:span></text:p>
      <text:p text:style-name="P48"/>
      <text:p text:style-name="P64"><text:span text:style-name="T4">Sparsity-based</text:span></text:p>
      <text:p text:style-name="P63">python ./src/sparsity_mnist.py --refresh --data_mode <text:span text:style-name="T42">fashion-</text:span>mnist --<text:span text:style-name="T42">mode wavelet</text:span></text:p>
      <text:p text:style-name="P63">python ./src/sparsity_mnist.py --refresh --data_mode <text:span text:style-name="T42">fashion-</text:span>mnist</text:p>
      <text:p text:style-name="P66"/>
      <text:p text:style-name="P16"/>
      <text:p text:style-name="P16"/>
      <text:p text:style-name="P58">MEASUREMENTS</text:p>
      <text:p text:style-name="P60">For the reconstruction experiments with only one stage (section 2) set --fair-counter 1 </text:p>
      <text:p text:style-name="P61">Each following command executes several experiments with different setups: --num-measurements stands for the used number of measurements, --noise-std for the applied strength of noise and --input-type for the used batch. You can, according to your needs, restrict the setup scenarios. <text:s/>For example, the first subsequent command could be converted into:</text:p>
      <text:p text:style-name="P61"/>
      <text:p text:style-name="P65">python ./src/execute_setting.py --submit-mode vanilla --model-types 'vae-flex' --init-mode "previous-and-random" <text:s/>--grid "'5'" --flex-chosen 5 --num-measurements 10 --pretrained-model-dir './mnist_vae/models/' --qsub-time 50000 --measurement-type gaussian --reproducible reproducible --noise-std 0.0 --tol 1 --input-type full-input --input-seed 2019 --<text:span text:style-name="T19">fair-counter 5</text:span></text:p>
      <text:p text:style-name="P61"/>
      <text:p text:style-name="P61">This executes only one experiment instead of 24.</text:p>
      <text:p text:style-name="P61"/>
      <text:p text:style-name="P59">MNIST</text:p>
      <text:p text:style-name="P52"><text:tab/>Separately trained, no dimension choice</text:p>
      <text:p text:style-name="P22">python ./src/execute_setting.py --submit-mode vanilla --model-types 'vae-flex' --init-mode "previous-and-random" <text:s/>--grid "'5'" --flex-chosen 5 --num-measurements 10 25 50 100 200 750 --pretrained-model-dir './mnist_vae/models/' --qsub-time 50000 --measurement-type <text:soft-page-break/>gaussian --reproducible reproducible --noise-std 0.0 0.<text:span text:style-name="T31">5</text:span> --tol 1 --input-type full-input random-test --input-seed 2019 --<text:span text:style-name="T19">fair-counter 5</text:span></text:p>
      <text:p text:style-name="P22">python ./src/execute_setting.py --submit-mode vanilla --model-types 'vae-flex' --init-mode "previous-and-random" <text:s/>--grid "'<text:span text:style-name="T9">10</text:span>'" --flex-chosen <text:span text:style-name="T9">10</text:span> --num-measurements 10 25 50 100 200 750 --pretrained-model-dir './mnist_vae/models/' --qsub-time 50000 --measurement-type gaussian --reproducible reproducible --noise-std 0.0 0.<text:span text:style-name="T31">5</text:span> --tol 1 --input-type full-input random-test --input-seed 2019 --<text:span text:style-name="T19">fair-counter 5</text:span></text:p>
      <text:p text:style-name="P22">python ./src/execute_setting.py --submit-mode vanilla --model-types 'vae-flex' --init-mode "previous-and-random" <text:s/>--grid "'<text:span text:style-name="T9">20</text:span>'" --flex-chosen <text:span text:style-name="T9">20</text:span> --num-measurements 10 25 50 100 200 750 --pretrained-model-dir './mnist_vae/models/' --qsub-time 50000 --measurement-type gaussian --reproducible reproducible --noise-std 0.0 0.<text:span text:style-name="T31">5</text:span> --tol 1 --input-type full-input random-test --input-seed 2019 --<text:span text:style-name="T19">fair-counter 5</text:span></text:p>
      <text:p text:style-name="P22">python ./src/execute_setting.py --submit-mode vanilla --model-types 'vae-flex' --init-mode "previous-and-random" <text:s/>--grid "'<text:span text:style-name="T9">60</text:span>'" --flex-chosen <text:span text:style-name="T9">60</text:span> --num-measurements 10 25 50 100 200 750 --pretrained-model-dir './mnist_vae/models/' --qsub-time 50000 --measurement-type gaussian --reproducible reproducible --noise-std 0.0 0.<text:span text:style-name="T31">5</text:span> --tol 1 --input-type <text:span text:style-name="T14">random-test </text:span>full-input --input-seed 2019 --<text:span text:style-name="T19">fair-counter 5</text:span></text:p>
      <text:p text:style-name="P45">python ./src/execute_setting.py --submit-mode vanilla --model-types 'vae-flex' --init-mode "previous-and-random" <text:s/>--grid "'<text:span text:style-name="T9">12</text:span>5'" --flex-chosen <text:span text:style-name="T9">12</text:span>5 --num-measurements 10 25 50 100 200 750 --pretrained-model-dir './mnist_vae/models/' --qsub-time 50000 --measurement-type gaussian --reproducible reproducible --noise-std 0.0 0.<text:span text:style-name="T31">5</text:span> --tol 1 --input-type <text:span text:style-name="T29">random-test </text:span>full-input --input-seed 2019 --<text:span text:style-name="T19">fair-counter 5</text:span></text:p>
      <text:p text:style-name="P45">python ./src/execute_setting.py --submit-mode vanilla --model-types 'vae-flex' --init-mode "previous-and-random" <text:s/>--grid "'<text:span text:style-name="T27">400</text:span>'" --flex-chosen <text:span text:style-name="T27">400</text:span> --num-measurements 10 25 50 100 200 750 --pretrained-model-dir './mnist_vae/models/' --qsub-time 50000 --measurement-type gaussian --reproducible reproducible --noise-std 0.0 0.<text:span text:style-name="T31">5</text:span> --tol 1 --input-type <text:span text:style-name="T29">random-test </text:span>full-input --input-seed 2019 --<text:span text:style-name="T19">fair-counter 5</text:span></text:p>
      <text:p text:style-name="P45">python ./src/execute_setting.py --submit-mode vanilla --model-types 'vae-flex' --init-mode "previous-and-random" <text:s/>--grid "'<text:span text:style-name="T27">784</text:span>'" --flex-chosen <text:span text:style-name="T27">784</text:span> --num-measurements 10 25 50 100 200 750 --pretrained-model-dir './mnist_vae/models/' --qsub-time 50000 --measurement-type gaussian --reproducible reproducible --noise-std 0.0 0.<text:span text:style-name="T31">5</text:span> --tol 1 --input-type <text:span text:style-name="T29">random-test </text:span>full-input --input-seed 2019 --<text:span text:style-name="T19">fair-counter 5</text:span></text:p>
      <text:p text:style-name="P44"/>
      <text:p text:style-name="P52"><text:tab/>Separately trained, but dimension choice</text:p>
      <text:p text:style-name="P22">python ./src/execute_setting.py --submit-mode vanilla --model-types 'vae-flex-alt' --init-mode "previous-and-random" <text:s/>--n-z -1 --num-measurements 10 25 50 100 200 750 <text:s/>--n-z -1 --pretrained-model-dir './mnist_vae_flex/models/' --grid "'5 10 15 20 40 60 80 100 <text:span text:style-name="T36">784</text:span>'" --qsub-time 50000 --measurement-type gaussian --reproducible reproducible --noise-std 0.0 0.<text:span text:style-name="T31">5</text:span> --tolerance-checking non-squared --strict-checking strict --eps 7.84 --input-type full-input random-test --input-seed 2019</text:p>
      <text:p text:style-name="P30">Jointly trained and dimension choice</text:p>
      <text:p text:style-name="P22">python ./src/execute_setting.py --submit-mode <text:span text:style-name="T18">vanilla</text:span> --model-types 'vae-flex' --init-mode "previous-and-random" <text:s/>--n-z -1 --num-measurements 10 25 50 100 200 750 <text:s/>--n-z -1 --pretrained-model-dir './mnist_vae_flex/models/mnist-vae-flex-5-10-15-20-40-60-80-100' --grid "'5 10 15 20 40 60 80 100'" --qsub-time 200000 --measurement-type gaussian --reproducible reproducible --noise-std 0.0 0.<text:span text:style-name="T31">5</text:span> --strict-checking strict --tolerance-checking non-squared --<text:span text:style-name="T18">eps 7.84 </text:span>--input-type full-input random-test --input-seed 2019</text:p>
      <text:p text:style-name="P20"/>
      <text:p text:style-name="P32">Sparsity-based Lasso</text:p>
      <text:p text:style-name="P21">python ./src/execute_setting.py --submit-mode <text:span text:style-name="T30">vanilla</text:span> --model-types lasso --init-mode "previous-and-random" <text:s/>--num-measurements 10 25 50 100 200 300 400 500 600 750 --n-z -1 --tv-or-lasso-mode sklearn --reproducible reproducible --measurement-type gaussian --<text:soft-page-break/>noise-std 0.0 0.5 --lmbd 0.1 --dataset mnist --input-type full-input random-test --input-seed 2019</text:p>
      <text:p text:style-name="P21"/>
      <text:p text:style-name="P35">Sparsity-based <text:span text:style-name="T39">TV</text:span></text:p>
      <text:p text:style-name="P25">python ./src/execute_setting.py --submit-mode <text:span text:style-name="T34">vanilla</text:span> --model-types tv-norm --init-mode "previous-and-random" <text:s/>--num-measurements 10 25 50 100 200 300 400 500 600 750 --n-z -1 --tv-or-lasso-mode cvxpy-constrEq-reweight1 --reproducible reproducible --measurement-type gaussian --noise-std 0.0 --dataset mnist --input-type full-input random-test --input-seed 2019</text:p>
      <text:p text:style-name="P46">python ./src/execute_setting.py --submit-mode vanilla --model-types tv-norm --init-mode "previous-and-random" <text:s/>--num-measurements <text:span text:style-name="T39">10 25 50 100 200 300 400 500 600 </text:span>750 --n-z -1 --tv-or-lasso-mode cvxpy-constrInEq-alpha1<text:span text:style-name="T39">0</text:span>-reweight1 --reproducible reproducible --measurement-type gaussian --noise-std 0.5 --dataset mnist --input-type random-test --input-seed 2019</text:p>
      <text:p text:style-name="P25"/>
      <text:p text:style-name="P35">Sparsity-based <text:span text:style-name="T39">Wavelet</text:span></text:p>
      <text:p text:style-name="P23">python ./src/execute_setting.py --submit-mode vanilla --model-types lasso-wavelet --init-mode "previous-and-random" <text:s/>--num-measurements 10 25 50 100 200 300 400 500 600 750 --n-z -1 --tv-or-lasso-mode cvxpy-constrEq-reweight1-synthesis-nonredundant-28 --reproducible reproducible --measurement-type gaussian --wavelet-type 'db1selected' 'db1' 'db2' 'db3' <text:s/>--noise-std 0.0 --<text:span text:style-name="T32">dataset mnist</text:span></text:p>
      <text:p text:style-name="P51">Fashion</text:p>
      <text:p text:style-name="P50"><text:tab/><text:span text:style-name="T10">Separately trained, no dimension choice</text:span></text:p>
      <text:p text:style-name="P43">python ./src/execute_setting.py --submit-mode <text:span text:style-name="T34">vanilla</text:span> --model-types 'VAE-fixed' --init-mode "previous-and-random" <text:s/>--grid "'5'" --flex-chosen 5 --num-measurements 10 25 50 100 200 <text:s/>750 --pretrained-model-dir './generative_model_collections/checkpoint/' --measurement-type gaussian --reproducible reproducible --noise-std 0.0<text:span text:style-name="T1"> 0.5</text:span> --tol 1 --dataset fashion-mnist --input-type full-input random-test --qsub-time <text:span text:style-name="T22">1</text:span>00000 --<text:span text:style-name="T22">input-seed 2019 --fair-counter 5</text:span></text:p>
      <text:p text:style-name="P43">python ./src/execute_setting.py --submit-mode <text:span text:style-name="T34">vanilla</text:span> --model-types 'VAE-fixed' --init-mode "previous-and-random" <text:s/>--grid "'<text:span text:style-name="T22">10</text:span>'" --flex-chosen <text:span text:style-name="T22">10</text:span> --num-measurements 10 25 50 100 200 <text:s/>750 --pretrained-model-dir './generative_model_collections/checkpoint/' --measurement-type gaussian --reproducible reproducible --noise-std 0.0<text:span text:style-name="T1"> 0.5</text:span> --tol 1 --dataset fashion-mnist --input-type full-input random-test --qsub-time <text:span text:style-name="T22">1</text:span>00000 --<text:span text:style-name="T22">input-seed 2019 <text:s/>--fair-counter 5</text:span></text:p>
      <text:p text:style-name="P43">python ./src/execute_setting.py --submit-mode <text:span text:style-name="T34">vanilla</text:span> --model-types 'VAE-fixed' --init-mode "previous-and-random" <text:s/>--grid "'<text:span text:style-name="T22">20</text:span>'" --flex-chosen <text:span text:style-name="T22">20</text:span> --num-measurements 10 25 50 100 200 <text:s/>750 --pretrained-model-dir './generative_model_collections/checkpoint/' --measurement-type gaussian --reproducible reproducible --noise-std 0.0<text:span text:style-name="T1"> 0.5</text:span> --tol 1 --dataset fashion-mnist --input-type full-input random-test --qsub-time <text:span text:style-name="T22">1</text:span>00000 --<text:span text:style-name="T22">input-seed 2019 --fair-counter 5</text:span></text:p>
      <text:p text:style-name="P43">python ./src/execute_setting.py --submit-mode <text:span text:style-name="T34">vanilla</text:span> --model-types 'VAE-fixed' --init-mode "previous-and-random" <text:s/>--grid "'<text:span text:style-name="T22">40</text:span>'" --flex-chosen <text:span text:style-name="T22">40</text:span> --num-measurements 10 25 50 100 200 <text:s/>750 --pretrained-model-dir './generative_model_collections/checkpoint/' --measurement-type gaussian --reproducible reproducible --noise-std 0.0<text:span text:style-name="T1"> 0.5</text:span> --tol 1 --dataset fashion-mnist --input-type full-input random-test --qsub-time <text:span text:style-name="T22">1</text:span>00000 --<text:span text:style-name="T22">input-seed 2019 --fair-counter 5</text:span></text:p>
      <text:p text:style-name="P43">python ./src/execute_setting.py --submit-mode <text:span text:style-name="T34">vanilla</text:span> --model-types 'VAE-fixed' --init-mode "previous-and-random" <text:s/>--grid "'<text:span text:style-name="T22">60</text:span>'" --flex-chosen <text:span text:style-name="T22">60</text:span> --num-measurements 10 25 50 100 200 750 --pretrained-model-dir './generative_model_collections/checkpoint/' --measurement-type gaussian --reproducible reproducible --noise-std 0.0<text:span text:style-name="T1"> 0.5</text:span> --tol 1 --dataset <text:soft-page-break/>fashion-mnist --input-type full-input random-test --qsub-time <text:span text:style-name="T22">1</text:span>00000 --<text:span text:style-name="T22">input-seed 2019 --fair-counter 5</text:span></text:p>
      <text:p text:style-name="P43">python ./src/execute_setting.py --submit-mode <text:span text:style-name="T34">vanilla</text:span> --model-types 'VAE-fixed' --init-mode "previous-and-random" <text:s/>--grid "'<text:span text:style-name="T22">100</text:span>'" --flex-chosen <text:span text:style-name="T22">100</text:span> --num-measurements 10 25 50 100 200 <text:s/>750 --pretrained-model-dir './generative_model_collections/checkpoint/' --measurement-type gaussian --reproducible reproducible --noise-std 0.0<text:span text:style-name="T1"> 0.5</text:span> --tol 1 --dataset fashion-mnist --input-type full-input random-test --qsub-time <text:span text:style-name="T22">1</text:span>00000 --<text:span text:style-name="T22">input-seed 2019 --fair-counter 5</text:span></text:p>
      <text:p text:style-name="P43">python ./src/execute_setting.py --submit-mode <text:span text:style-name="T34">vanilla</text:span> --model-types 'VAE-fixed' --init-mode "previous-and-random" <text:s/>--grid "'<text:span text:style-name="T22">200</text:span>'" --flex-chosen <text:span text:style-name="T22">200</text:span> --num-measurements 10 25 50 100 200 <text:s/>750 --pretrained-model-dir './generative_model_collections/checkpoint/' --measurement-type gaussian --reproducible reproducible --noise-std 0.0<text:span text:style-name="T1"> 0.5</text:span> --tol 1 --dataset fashion-mnist --input-type full-input random-test --qsub-time <text:span text:style-name="T22">1</text:span>00000 --<text:span text:style-name="T22">input-seed 2019 --fair-counter 5</text:span></text:p>
      <text:p text:style-name="P39"><text:span text:style-name="T10">python ./src/execute_setting.py --submit-mode </text:span><text:span text:style-name="T16">vanilla</text:span><text:span text:style-name="T10"> --model-types 'VAE-fixed' --init-mode "previous-and-random" <text:s/>--grid "'</text:span><text:span text:style-name="T11">250</text:span><text:span text:style-name="T10">'" --flex-chosen </text:span><text:span text:style-name="T11">250</text:span><text:span text:style-name="T10"> --num-measurements 10 25 50 100 200 <text:s/>750 --pretrained-model-dir './generative_model_collections/checkpoint/' --measurement-type gaussian --reproducible reproducible --noise-std 0.0</text:span><text:span text:style-name="T12"> 0.</text:span><text:span text:style-name="T15">5</text:span><text:span text:style-name="T10"> --tol 1 --dataset fashion-mnist --input-type full-input random-test --qsub-time </text:span><text:span text:style-name="T11">1</text:span><text:span text:style-name="T10">00000 --</text:span><text:span text:style-name="T11">input-seed 2019</text:span><text:span text:style-name="T12"> --</text:span><text:span text:style-name="T13">fair-counter 5</text:span></text:p>
      <text:p text:style-name="P40"><text:span text:style-name="T10">python ./src/execute_setting.py --submit-mode </text:span><text:span text:style-name="T16">vanilla</text:span><text:span text:style-name="T10"> --model-types 'VAE-fixed' --init-mode "previous-and-random" <text:s/>--grid "'</text:span><text:span text:style-name="T17">784</text:span><text:span text:style-name="T10">'" --flex-chosen </text:span><text:span text:style-name="T17">784</text:span><text:span text:style-name="T10"> --num-measurements 10 25 50 100 200 <text:s/>750 --pretrained-model-dir './generative_model_collections/checkpoint/' --measurement-type gaussian --reproducible reproducible --noise-std 0.0</text:span><text:span text:style-name="T12"> 0.</text:span><text:span text:style-name="T15">5</text:span><text:span text:style-name="T10"> --tol 1 --dataset fashion-mnist --input-type full-input random-test --qsub-time </text:span><text:span text:style-name="T11">1</text:span><text:span text:style-name="T10">00000 --</text:span><text:span text:style-name="T11">input-seed 2019</text:span><text:span text:style-name="T12"> --</text:span><text:span text:style-name="T13">fair-counter 5</text:span></text:p>
      <text:p text:style-name="P47"/>
      <text:p text:style-name="P53"><text:tab/>Separately trained, but dimension choice</text:p>
      <text:p text:style-name="P43">python ./src/execute_setting.py --submit-mode <text:span text:style-name="T34">vanilla</text:span> --model-types 'VAE-flex-alt' --init-mode "previous-and-random" <text:s/>--n-z -1 --num-measurements 10 25 50 100 200 750 <text:s/>--n-z -1 --pretrained-model-dir './generative_model_collections/checkpoint/' --grid "'5 10 20 40 60 <text:span text:style-name="T23">100 200 250 784</text:span>'" --qsub-time <text:span text:style-name="T24">1</text:span>50000 --measurement-type gaussian --reproducible reproducible --noise-std 0.0<text:span text:style-name="T1"> 0.5</text:span> --dataset fashion-mnist --tolerance-checking '<text:span text:style-name="T23">non-</text:span>squared' --strict-checking strict --eps <text:span text:style-name="T37">15.68 --input-type full-input random-test --input-seed 2019</text:span></text:p>
      <text:p text:style-name="P42"/>
      <text:p text:style-name="P53"><text:tab/>Jointly trained and dimension choice</text:p>
      <text:p text:style-name="P49">python ./src/execute_setting.py --submit-mode <text:span text:style-name="T20">vanilla</text:span> --model-types 'VAE-flex' --init-mode "previous-and-random" <text:s/>--n-z -1 --num-measurements 10 25 50 100 200 750 <text:s/>--n-z -1 --pretrained-model-dir './generative_model_collections/checkpoint/' --grid "'5 10 20 40 60 100 <text:span text:style-name="T21">200 250</text:span>'" --qsub-time <text:span text:style-name="T23">15</text:span>0000 --measurement-type gaussian --reproducible reproducible --noise-std 0.0<text:span text:style-name="T1"> 0.5</text:span> --dataset fashion-mnist --tolerance-checking '<text:span text:style-name="T20">non-</text:span>squared' --strict-checking strict --eps <text:span text:style-name="T37">15.68 <text:s/>--input-type full-input random-test --input-seed 2019</text:span></text:p>
      <text:p text:style-name="P49"/>
      <text:p text:style-name="P33">Sparsity-based Lasso</text:p>
      <text:p text:style-name="P26">python ./src/execute_setting.py --submit-mode <text:span text:style-name="T30">vanilla</text:span> --model-types lasso --init-mode "previous-and-random" <text:s/>--num-measurements 10 25 50 100 200 300 400 500 600 750 --n-z -1 --tv-or-lasso-mode sklearn --reproducible reproducible --measurement-type gaussian --noise-std 0.0 0.5 --lmbd 0.1 --dataset <text:span text:style-name="T33">fashion-</text:span>mnist --input-type full-input random-test --input-seed 2019</text:p>
      <text:p text:style-name="P26"/>
      <text:p text:style-name="P34">Sparsity-based <text:span text:style-name="T34">TV</text:span></text:p>
      <text:p text:style-name="P26"><text:soft-page-break/>python ./src/execute_setting.py --submit-mode <text:span text:style-name="T34">vanilla</text:span> --model-types tv-norm --init-mode "previous-and-random" <text:s/>--num-measurements 10 25 50 100 200 300 400 500 600 750 --n-z -1 --tv-or-lasso-mode cvxpy-constrEq-reweight1 --reproducible reproducible --measurement-type gaussian --noise-std 0.0 --dataset <text:span text:style-name="T33">fashion-</text:span>mnist --input-type full-input random-test --input-seed 2019</text:p>
      <text:p text:style-name="P46">python ./src/execute_setting.py --submit-mode vanilla --model-types tv-norm --init-mode "previous-and-random" <text:s/>--num-measurements <text:span text:style-name="T39">10 25 50 100 200 300 400 500 600 </text:span>750 --n-z -1 --tv-or-lasso-mode cvxpy-constrInEq-alpha1<text:span text:style-name="T39">0</text:span>-reweight1 --reproducible reproducible --measurement-type gaussian --noise-std 0.5 --dataset <text:span text:style-name="T39">fashion-</text:span>mnist --input-type random-test --input-seed 2019 --emd-bol False --class-bol False</text:p>
      <text:p text:style-name="P57"><text:tab/></text:p>
      <text:p text:style-name="P34">Sparsity-based <text:span text:style-name="T34">Wavelet</text:span></text:p>
      <text:p text:style-name="P24">python ./src/execute_setting.py --submit-mode vanilla --model-types lasso-wavelet --init-mode "previous-and-random" <text:s/>--num-measurements 10 25 50 100 200 300 400 500 600 750 --n-z -1 --tv-or-lasso-mode cvxpy-constrEq-reweight1-synthesis-nonredundant-28 --reproducible reproducible --measurement-type gaussian --wavelet-type 'db1selected' 'db1' 'db2' 'db3' ‘<text:span text:style-name="T37">db4’ ‘db5’</text:span> --noise-std 0.0 <text:span text:style-name="T38">0.5 </text:span>--<text:span text:style-name="T32">dataset fashion-mnist</text:span> --input-type full-input random-test --input-seed 2019</text:p>
      <text:p text:style-name="P56"/>
      <text:p text:style-name="P54">If issues with classifier or emd based metrics (e.g. segmentation faults), turn them off via --class-bol False or --emd-bol False. <text:span text:style-name="T35">Alternatively, simply rerun the experiments.</text:span></text:p>
      <text:p text:style-name="P5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5T15:03:39.652003901</meta:creation-date>
    <dc:date>2019-11-25T12:09:47.149742320</dc:date>
    <meta:editing-duration>P26DT32M22S</meta:editing-duration>
    <meta:editing-cycles>37</meta:editing-cycles>
    <meta:generator>LibreOffice/6.0.7.3$Linux_X86_64 LibreOffice_project/00m0$Build-3</meta:generator>
    <meta:document-statistic meta:table-count="0" meta:image-count="0" meta:object-count="0" meta:page-count="7" meta:paragraph-count="95" meta:word-count="2776" meta:character-count="21710" meta:non-whitespace-character-count="19680"/>
  </office:meta>
</office:document-meta>
</file>